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25%"/>
      <style:text-properties officeooo:paragraph-rsid="0001880d"/>
    </style:style>
    <style:style style:name="P2" style:family="paragraph" style:parent-style-name="Standard">
      <style:paragraph-properties fo:line-height="125%"/>
      <style:text-properties officeooo:paragraph-rsid="0001880d" loext:padding="0cm" loext:border="none"/>
    </style:style>
    <style:style style:name="P3" style:family="paragraph" style:parent-style-name="Standard">
      <style:paragraph-properties fo:line-height="125%"/>
      <style:text-properties officeooo:rsid="000279f8" officeooo:paragraph-rsid="000279f8" loext:padding="0cm" loext:border="none"/>
    </style:style>
    <style:style style:name="P4" style:family="paragraph" style:parent-style-name="Standard">
      <style:paragraph-properties fo:line-height="125%"/>
      <style:text-properties officeooo:rsid="00051033" officeooo:paragraph-rsid="00051033" loext:padding="0cm" loext:border="none"/>
    </style:style>
    <style:style style:name="P5" style:family="paragraph" style:parent-style-name="Standard">
      <style:paragraph-properties fo:line-height="125%"/>
      <style:text-properties officeooo:rsid="00083782" officeooo:paragraph-rsid="00083782" loext:padding="0cm" loext:border="none"/>
    </style:style>
    <style:style style:name="P6" style:family="paragraph" style:parent-style-name="Standard">
      <style:paragraph-properties fo:line-height="125%"/>
      <style:text-properties officeooo:rsid="000916a7" officeooo:paragraph-rsid="000916a7" loext:padding="0cm" loext:border="none"/>
    </style:style>
    <style:style style:name="T1" style:family="text">
      <style:text-properties fo:font-weight="normal"/>
    </style:style>
    <style:style style:name="T2" style:family="text">
      <style:text-properties fo:font-weight="normal" loext:padding="0cm" loext:border="none"/>
    </style:style>
    <style:style style:name="T3" style:family="text">
      <style:text-properties officeooo:rsid="000279f8"/>
    </style:style>
    <style:style style:name="T4" style:family="text">
      <style:text-properties style:text-position="super 58%" officeooo:rsid="000279f8"/>
    </style:style>
    <style:style style:name="T5" style:family="text">
      <style:text-properties style:text-position="0% 100%"/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 </text:p>
      <text:p text:style-name="P2"><text:span text:style-name="T1">1. Rallye maths : Bilan et perspectives</text:span></text:p>
      <text:p text:style-name="P2"/>
      <text:p text:style-name="P2">- : <text:span text:style-name="T3">des 6</text:span><text:span text:style-name="T4">e</text:span><text:span text:style-name="T3"> osef</text:span></text:p>
      <text:p text:style-name="P2">- : <text:span text:style-name="T3">réponses recto verso</text:span></text:p>
      <text:p text:style-name="P3">+ voir le collège</text:p>
      <text:p text:style-name="P3"/>
      <text:p text:style-name="P6">essai dans classe ; d’un côté primaire et collège ; mélange</text:p>
      <text:p text:style-name="P3"/>
      <text:p text:style-name="P3">remise des prix sur deux créneaux</text:p>
      <text:p text:style-name="P4">programme ? </text:p>
      <text:p text:style-name="P2"><text:span text:style-name="T1">2. Journée immersion des CM2 : Bilan</text:span></text:p>
      <text:p text:style-name="P5">nice</text:p>
      <text:p text:style-name="P5">+ séances en mai contre le harcèlement</text:p>
      <text:p text:style-name="P2"><text:span text:style-name="T1">3. Education Développement Durable : échanges</text:span></text:p>
      <text:p text:style-name="P5">janvier : mail avec un google drive sur le partage des ressources (?) : Leila va renvoyer</text:p>
      <text:p text:style-name="P2"><text:span text:style-name="T1">4. Rentrée 2026 : transmission informations élèves CM2 (fiche etcalendrier de fin année)</text:span></text:p>
      <text:p text:style-name="P1"><text:span text:style-name="T2">5. Propositions 2025/2026</text:span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7T17:15:06.781000000</meta:creation-date>
    <dc:date>2025-03-27T18:10:19.838000000</dc:date>
    <meta:editing-duration>PT55M12S</meta:editing-duration>
    <meta:editing-cycles>7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15" meta:word-count="94" meta:character-count="525" meta:non-whitespace-character-count="443"/>
  </office:meta>
</office:document-meta>
</file>